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35cm" draw:marker-end-width="0.235cm" draw:stroke-linejoin="none" draw:fill-color="#21409a" draw:textarea-horizontal-align="justify" draw:textarea-vertical-align="middle" draw:auto-grow-height="false" fo:min-height="0.76cm" fo:min-width="0.51cm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35cm" draw:marker-end-width="0.235cm" draw:stroke-linejoin="none" draw:fill-color="#21409a" draw:textarea-horizontal-align="justify" draw:textarea-vertical-align="middle" draw:auto-grow-height="false" fo:min-height="0.738cm" fo:min-width="0.511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35cm" draw:marker-end-width="0.235cm" draw:stroke-linejoin="none" draw:fill-color="#ed1c24" draw:textarea-horizontal-align="justify" draw:textarea-vertical-align="middle" draw:auto-grow-height="false" fo:min-height="0.738cm" fo:min-width="0.511cm" fo:padding-top="0.13cm" fo:padding-bottom="0.13cm" fo:padding-left="0.255cm" fo:padding-right="0.255cm"/>
    </style:style>
    <style:style style:name="gr4" style:family="graphic" style:parent-style-name="standard">
      <style:graphic-properties draw:stroke="solid" svg:stroke-width="0.01cm" svg:stroke-color="#000000" draw:marker-start-width="0.235cm" draw:marker-end-width="0.235cm" draw:fill-color="#999999" draw:textarea-horizontal-align="justify" draw:textarea-vertical-align="middle" draw:auto-grow-height="false" fo:min-height="0.85cm" fo:min-width="0cm" fo:padding-top="0.13cm" fo:padding-bottom="0.13cm" fo:padding-left="0.255cm" fo:padding-right="0.255cm"/>
    </style:style>
    <style:style style:name="gr5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.463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.5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3.85cm" fo:padding-top="0.15cm" fo:padding-bottom="0.15cm" fo:padding-left="0.275cm" fo:padding-right="0.275cm"/>
    </style:style>
    <style:style style:name="gr8" style:family="graphic" style:parent-style-name="standard">
      <style:graphic-properties svg:stroke-width="0.01cm" svg:stroke-color="#000000" draw:marker-start-width="0.235cm" draw:marker-end-width="0.235cm" draw:stroke-linejoin="none" draw:fill-color="#999999" draw:textarea-horizontal-align="justify" draw:textarea-vertical-align="middle" draw:auto-grow-height="false" fo:min-height="0.738cm" fo:min-width="0.511cm" fo:padding-top="0.13cm" fo:padding-bottom="0.13cm" fo:padding-left="0.255cm" fo:padding-right="0.255cm"/>
    </style:style>
    <style:style style:name="gr9" style:family="graphic" style:parent-style-name="standard">
      <style:graphic-properties svg:stroke-width="0.01cm" svg:stroke-color="#000000" draw:marker-start-width="0.235cm" draw:marker-end-width="0.235cm" draw:stroke-linejoin="none" draw:fill-color="#eeeeee" draw:textarea-horizontal-align="justify" draw:textarea-vertical-align="middle" draw:auto-grow-height="false" fo:min-height="0.738cm" fo:min-width="0.511cm" fo:padding-top="0.13cm" fo:padding-bottom="0.13cm" fo:padding-left="0.255cm" fo:padding-right="0.255cm"/>
    </style:style>
    <style:style style:name="gr10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.896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1cm" svg:stroke-color="#000000" draw:marker-start-width="0.235cm" draw:marker-end-width="0.235cm" draw:fill-color="#eeeeee" draw:textarea-horizontal-align="justify" draw:textarea-vertical-align="middle" draw:auto-grow-height="false" fo:min-height="1.64cm" fo:min-width="0cm" fo:padding-top="0.13cm" fo:padding-bottom="0.13cm" fo:padding-left="0.255cm" fo:padding-right="0.255cm"/>
    </style:style>
    <style:style style:name="gr12" style:family="graphic" style:parent-style-name="standard">
      <style:graphic-properties draw:stroke="solid" svg:stroke-width="0.01cm" svg:stroke-color="#000000" draw:marker-start-width="0.235cm" draw:marker-end-width="0.235cm" draw:fill-color="#eeeeee" draw:textarea-horizontal-align="justify" draw:textarea-vertical-align="middle" draw:auto-grow-height="false" fo:min-height="0.54cm" fo:min-width="0cm" fo:padding-top="0.13cm" fo:padding-bottom="0.13cm" fo:padding-left="0.255cm" fo:padding-right="0.2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</style:style>
    <style:style style:name="P1" style:family="paragraph">
      <loext:graphic-properties draw:fill-color="#21409a"/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021cm" svg:height="0.998cm" draw:transform="skewX (0.349763982099664) rotate (0.349065850398866) translate (3.401cm 5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21cm" svg:height="0.998cm" draw:transform="skewX (0.349763982099664) rotate (0.349065850398866) translate (3.527cm 5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21cm" svg:height="0.998cm" draw:transform="skewX (0.349763982099664) rotate (0.349065850398866) translate (6.201cm 5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21cm" svg:height="0.998cm" draw:transform="skewX (0.349763982099664) rotate (0.349065850398866) translate (6.327cm 5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3.401cm 2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3.527cm 2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3.687cm 2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6.201cm 2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6.327cm 2.5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6.487cm 2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8.801cm 3.6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8.927cm 3.7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021cm" svg:height="0.998cm" draw:transform="skewX (0.349763982099664) rotate (0.349065850398866) translate (9.087cm 3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21cm" svg:height="0.998cm" draw:transform="skewX (0.349763982099664) rotate (0.349065850398866) translate (9.201cm 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21cm" svg:height="0.998cm" draw:transform="skewX (0.349763982099664) rotate (0.349065850398866) translate (9.327cm 4.0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cm" svg:height="1.1cm" svg:x="3.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cm" svg:height="0.2cm" svg:x="4.8cm" svg:y="2.9cm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1cm" svg:height="0.2cm" svg:x="4.8cm" svg:y="6.3cm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1cm" svg:height="0.2cm" draw:transform="rotate (-0.339292006587698) translate (7.467cm 3.445cm)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1cm" svg:height="0.2cm" draw:transform="rotate (0.351334778426458) translate (7.5cm 5.779cm)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4.4cm" svg:height="0.2cm" svg:x="4.1cm" svg:y="4.501cm">
          <text:p/>
          <draw:enhanced-geometry svg:viewBox="0 0 21600 21600" draw:text-areas="0 ?f0 ?f5 ?f2" draw:type="right-arrow" draw:modifiers="19852.7607361963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021cm" svg:height="0.998cm" draw:transform="skewX (0.349763982099664) rotate (0.349065850398866) translate (9.441cm 4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021cm" svg:height="0.998cm" draw:transform="skewX (0.349763982099664) rotate (0.349065850398866) translate (12.401cm 4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446cm" svg:height="0.2cm" draw:transform="rotate (0.702145958077319) translate (10.967cm 4.234cm)">
          <text:p/>
          <draw:enhanced-geometry svg:viewBox="0 0 21600 21600" draw:text-areas="0 ?f0 ?f5 ?f2" draw:type="right-arrow" draw:modifiers="17569.59225984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1cm" svg:height="0.2cm" svg:x="11cm" svg:y="4.501cm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5" draw:layer="layout" svg:width="0.2cm" svg:height="1.9cm" svg:x="12.4cm" svg:y="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2cm" svg:height="0.8cm" svg:x="14.1cm" svg:y="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cm" svg:height="0.2cm" svg:x="12.8cm" svg:y="3.1cm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1cm" svg:height="0.2cm" svg:x="12.8cm" svg:y="1.8cm">
          <text:p/>
          <draw:enhanced-geometry svg:viewBox="0 0 21600 21600" draw:text-areas="0 ?f0 ?f5 ?f2" draw:type="right-arrow" draw:modifiers="16322.6158038147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draw:layer="layout" svg:width="1.67cm" svg:height="0.645cm" svg:x="1.052cm" svg:y="2.475cm">
          <draw:text-box>
            <text:p><text:span text:style-name="T1">Screen</text:span></text:p>
          </draw:text-box>
        </draw:frame>
        <draw:frame draw:style-name="gr14" draw:text-style-name="P8" draw:layer="layout" svg:width="2.42cm" svg:height="1.039cm" svg:x="1.052cm" svg:y="3.976cm">
          <draw:text-box>
            <text:p text:style-name="P7"><text:span text:style-name="T1">Non-spatial</text:span></text:p>
            <text:p text:style-name="P7"><text:span text:style-name="T1">features</text:span></text:p>
          </draw:text-box>
        </draw:frame>
        <draw:frame draw:style-name="gr15" draw:text-style-name="P6" draw:layer="layout" svg:width="1.929cm" svg:height="0.645cm" svg:x="1.077cm" svg:y="5.855cm">
          <draw:text-box>
            <text:p><text:span text:style-name="T1">Minimap</text:span></text:p>
          </draw:text-box>
        </draw:frame>
        <draw:frame draw:style-name="gr16" draw:text-style-name="P8" draw:layer="layout" svg:width="2.945cm" svg:height="1.039cm" svg:x="8.553cm" svg:y="5.276cm">
          <draw:text-box>
            <text:p text:style-name="P7"><text:span text:style-name="T1">State</text:span></text:p>
            <text:p text:style-name="P7"><text:span text:style-name="T1">representation</text:span></text:p>
          </draw:text-box>
        </draw:frame>
        <draw:frame draw:style-name="gr17" draw:text-style-name="P8" draw:layer="layout" svg:width="2.788cm" svg:height="1.039cm" svg:x="11.953cm" svg:y="5.277cm">
          <draw:text-box>
            <text:p text:style-name="P7"><text:span text:style-name="T1">Spatial action</text:span></text:p>
            <text:p text:style-name="P7"><text:span text:style-name="T1">policy</text:span></text:p>
          </draw:text-box>
        </draw:frame>
        <draw:frame draw:style-name="gr18" draw:text-style-name="P8" draw:layer="layout" svg:width="2.653cm" svg:height="1.039cm" svg:x="14.3cm" svg:y="2.6cm">
          <draw:text-box>
            <text:p text:style-name="P7"><text:span text:style-name="T1">Non-spatial</text:span></text:p>
            <text:p text:style-name="P7"><text:span text:style-name="T1">action policy</text:span></text:p>
          </draw:text-box>
        </draw:frame>
        <draw:frame draw:style-name="gr19" draw:text-style-name="P8" draw:layer="layout" svg:width="1.421cm" svg:height="0.645cm" svg:x="14.301cm" svg:y="1.601cm">
          <draw:text-box>
            <text:p text:style-name="P7"><text:span text:style-name="T1">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21:08:46.366565211</meta:creation-date>
    <dc:date>2018-03-22T18:11:04.682287681</dc:date>
    <meta:editing-duration>PT13M25S</meta:editing-duration>
    <meta:editing-cycles>3</meta:editing-cycles>
    <meta:generator>LibreOffice/5.4.5.1$Linux_X86_64 LibreOffice_project/40m0$Build-1</meta:generator>
    <meta:document-statistic meta:object-count="36"/>
  </office:meta>
</office:document-meta>
</file>